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7.654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7.982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U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office:value-type="string">
            <text:p>Closed session</text:p>
          </table:table-cell>
          <table:table-cell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office:value-type="string">
            <text:p>A list of each command</text:p>
          </table:table-cell>
          <table:table-cell office:value-type="string">
            <text:p>A list of each command</text:p>
          </table:table-cell>
          <table:table-cell office:value-type="float" office:value="0">
            <text:p>0</text:p>
          </table:table-cell>
          <table:table-cell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office:value-type="string">
            <text:p>A new user in the database</text:p>
          </table:table-cell>
          <table:table-cell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office:value-type="string">
            <text:p>The <text:s/>data of the user are modified</text:p>
          </table:table-cell>
          <table:table-cell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office:value-type="string">
            <text:p>User deleted from database</text:p>
          </table:table-cell>
          <table:table-cell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office:value-type="string">
            <text:p>A list with the two users admin_1 and user_1 for the test</text:p>
          </table:table-cell>
          <table:table-cell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office:value-type="string">
            <text:p>A list with only one user</text:p>
          </table:table-cell>
          <table:table-cell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office:value-type="string">
            <text:p>The user has a new password</text:p>
          </table:table-cell>
          <table:table-cell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office:value-type="string">
            <text:p>The password of the user is reset</text:p>
          </table:table-cell>
          <table:table-cell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office:value-type="string">
            <text:p>An account is added</text:p>
          </table:table-cell>
          <table:table-cell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office:value-type="string">
            <text:p>An account is updated</text:p>
          </table:table-cell>
          <table:table-cell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office:value-type="string">
            <text:p>An account is deleted</text:p>
          </table:table-cell>
          <table:table-cell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office:value-type="string">
            <text:p>The configuration is saved</text:p>
          </table:table-cell>
          <table:table-cell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office:value-type="string">
            <text:p>The configuration is restored</text:p>
          </table:table-cell>
          <table:table-cell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office:value-type="string">
            <text:p>List the local account</text:p>
          </table:table-cell>
          <table:table-cell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office:value-type="string">
            <text:p>List the local account on a machine</text:p>
          </table:table-cell>
          <table:table-cell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office:value-type="string">
            <text:p>The value of a default option is configured</text:p>
          </table:table-cell>
          <table:table-cell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office:value-type="string">
            <text:p>The list of the options</text:p>
          </table:table-cell>
          <table:table-cell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office:value-type="string">
            <text:p>The value of the option is set</text:p>
          </table:table-cell>
          <table:table-cell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office:value-type="string">
            <text:p>A machine is added</text:p>
          </table:table-cell>
          <table:table-cell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4" office:value-type="string">
            <text:p>updateMachine</text:p>
          </table:table-cell>
          <table:table-cell office:value-type="string">
            <text:p>A machine is updated</text:p>
          </table:table-cell>
          <table:table-cell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4" office:value-type="string">
            <text:p>update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office:value-type="string">
            <text:p>The machine is deleted</text:p>
          </table:table-cell>
          <table:table-cell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office:value-type="string">
            <text:p>A list of the machines</text:p>
          </table:table-cell>
          <table:table-cell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1/03/2011</text:date>, <text:time>16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01T13:23:03</meta:creation-date>
    <dc:date>2011-03-01T16:29:45</dc:date>
    <meta:editing-duration>PT02H51M32S</meta:editing-duration>
    <meta:editing-cycles>19</meta:editing-cycles>
    <meta:generator>OpenOffice.org/3.0$Linux OpenOffice.org_project/300m15$Build-9379</meta:generator>
    <meta:document-statistic meta:table-count="3" meta:cell-count="547" meta:object-count="0"/>
    <meta:user-defined meta:name="Info 1"/>
    <meta:user-defined meta:name="Info 2"/>
    <meta:user-defined meta:name="Info 3"/>
    <meta:user-defined meta:name="Info 4"/>
  </office:meta>
</office:document-meta>
</file>